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a9bc" officeooo:paragraph-rsid="0006a9bc"/>
    </style:style>
    <style:style style:name="P2" style:family="paragraph" style:parent-style-name="Standard">
      <style:text-properties officeooo:rsid="0006a9bc" officeooo:paragraph-rsid="0007c9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ма: Экспериментальные исследования криптостойкости генераторов псевдослучайных последовательностей и тестов для их проверки </text:p>
      <text:p text:style-name="P1"/>
      <text:p text:style-name="P1">Коллектив</text:p>
      <text:p text:style-name="P1">Укажите информацию о себе и о вашем коллективе: <text:tab/></text:p>
      <text:p text:style-name="P1">Студент ФИТ Липаткин Артем Евгеньевич, lipatkin96@gmail.com, программист НГУ ФИТ, кафедра компьютерных систем 4 курс, группа 14201 </text:p>
      <text:p text:style-name="P1">Дипломная работа </text:p>
      <text:p text:style-name="P1">Окончание обучения: июнь 2018 г. </text:p>
      <text:p text:style-name="P1"/>
      <text:p text:style-name="P1">Описание работы, включая научное содержание</text:p>
      <text:p text:style-name="P1">Приведите описание работы: <text:tab/></text:p>
      <text:p text:style-name="P1"/>
      <text:p text:style-name="P1">Постановка задачи: проверить тесты для генераторов псевдослучайных последовательностей на "случайность"</text:p>
      <text:p text:style-name="P1">Организационные вопросы, включая необходимые ресурсы</text:p>
      <text:p text:style-name="P1">Ответьте на организационные вопросы: вычислительные ресурсы будет производиться распараллеливание выполняемых программ java 1.8 c++, mpi, OpenMP 16гб 32 ядра</text:p>
      <text:p text:style-name="P1">Дата окончания доступа</text:p>
      <text:p text:style-name="P1">Дата <text:tab/>2018-06-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5:17:18.202000000</meta:creation-date>
    <dc:date>2018-06-17T15:21:05.889000000</dc:date>
    <meta:editing-duration>PT3M55S</meta:editing-duration>
    <meta:editing-cycles>2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13" meta:word-count="91" meta:character-count="786" meta:non-whitespace-character-count="699"/>
  </office:meta>
</office:document-meta>
</file>